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svg:font-family="Noto Sans" style:font-family-generic="swiss" style:font-pitch="variable"/>
    <style:font-face style:name="DejaVu Sans" svg:font-family="DejaVu Sans" style:font-family-generic="system" style:font-pitch="variable"/>
    <style:font-face style:name="Lato" svg:font-family="Lato" style:font-family-generic="swiss" style:font-pitch="variable"/>
    <style:font-face style:name="OpenSymbol, 'Arial Unicode MS'" svg:font-family="OpenSymbol, 'Arial Unicode MS'" style:font-family-generic="roman" style:font-pitch="variable"/>
    <style:font-face style:name="Liberation Mono" svg:font-family="Liberation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15%"/>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fo:line-height="115%"/>
    </style:style>
    <style:style style:name="P3" style:parent-style-name="Standard" style:family="paragraph">
      <style:paragraph-properties fo:text-align="justify" fo:line-height="115%"/>
      <style:text-properties fo:font-weight="bold" style:font-weight-asian="bold" style:font-weight-complex="bold"/>
    </style:style>
    <style:style style:name="P4" style:parent-style-name="Standard" style:family="paragraph">
      <style:paragraph-properties fo:text-align="justify" fo:line-height="115%"/>
    </style:style>
    <style:style style:name="P5" style:parent-style-name="Standard" style:family="paragraph">
      <style:paragraph-properties fo:text-align="justify" fo:line-height="115%"/>
    </style:style>
    <style:style style:name="P6" style:parent-style-name="Standard" style:family="paragraph">
      <style:paragraph-properties fo:text-align="justify" fo:line-height="115%"/>
    </style:style>
    <style:style style:name="P7" style:parent-style-name="Standard" style:family="paragraph">
      <style:paragraph-properties fo:text-align="justify" fo:line-height="115%"/>
    </style:style>
    <style:style style:name="P8" style:parent-style-name="Standard" style:family="paragraph">
      <style:paragraph-properties fo:text-align="justify" fo:line-height="115%"/>
    </style:style>
    <style:style style:name="P9" style:parent-style-name="Standard" style:family="paragraph">
      <style:paragraph-properties fo:text-align="justify" fo:line-height="115%"/>
    </style:style>
    <style:style style:name="P10" style:parent-style-name="Standard" style:family="paragraph">
      <style:paragraph-properties fo:text-align="justify" fo:line-height="115%"/>
    </style:style>
    <style:style style:name="P11" style:parent-style-name="Standard" style:family="paragraph">
      <style:paragraph-properties fo:text-align="justify" fo:line-height="115%"/>
    </style:style>
    <style:style style:name="P12" style:parent-style-name="Standard" style:family="paragraph">
      <style:paragraph-properties fo:text-align="justify" fo:line-height="115%"/>
    </style:style>
    <style:style style:name="P13" style:parent-style-name="Standard" style:family="paragraph">
      <style:paragraph-properties fo:text-align="justify" fo:line-height="115%"/>
    </style:style>
    <style:style style:name="P14" style:parent-style-name="Standard" style:family="paragraph">
      <style:paragraph-properties fo:text-align="justify" fo:line-height="115%"/>
    </style:style>
    <style:style style:name="P15" style:parent-style-name="Standard" style:family="paragraph">
      <style:paragraph-properties fo:text-align="justify" fo:line-height="115%"/>
    </style:style>
    <style:style style:name="P16" style:parent-style-name="Standard" style:family="paragraph">
      <style:paragraph-properties fo:text-align="justify" fo:line-height="115%"/>
    </style:style>
    <style:style style:name="P17" style:parent-style-name="Standard" style:family="paragraph">
      <style:paragraph-properties fo:text-align="justify" fo:line-height="115%"/>
    </style:style>
    <style:style style:name="P18" style:parent-style-name="Standard" style:family="paragraph">
      <style:paragraph-properties fo:text-align="justify" fo:line-height="115%"/>
    </style:style>
    <style:style style:name="P19" style:parent-style-name="Standard" style:family="paragraph">
      <style:paragraph-properties fo:text-align="justify" fo:line-height="115%"/>
    </style:style>
    <style:style style:name="P20" style:parent-style-name="Standard" style:family="paragraph">
      <style:paragraph-properties fo:text-align="justify" fo:line-height="115%"/>
    </style:style>
    <style:style style:name="P21" style:parent-style-name="Standard" style:family="paragraph">
      <style:paragraph-properties fo:text-align="justify" fo:line-height="115%"/>
    </style:style>
    <style:style style:name="P22" style:parent-style-name="Standard" style:family="paragraph">
      <style:paragraph-properties fo:text-align="justify" fo:line-height="115%"/>
    </style:style>
    <style:style style:name="P23" style:parent-style-name="Standard" style:family="paragraph">
      <style:paragraph-properties fo:text-align="justify"/>
    </style:style>
    <style:style style:name="P24" style:parent-style-name="Standard" style:family="paragraph">
      <style:paragraph-properties fo:text-align="justify" fo:line-height="115%"/>
    </style:style>
    <style:style style:name="P25" style:parent-style-name="Standard" style:family="paragraph">
      <style:paragraph-properties fo:text-align="justify" fo:line-height="115%"/>
    </style:style>
    <style:style style:name="P26" style:parent-style-name="Standard" style:family="paragraph">
      <style:paragraph-properties fo:text-align="justify" fo:line-height="115%"/>
    </style:style>
    <style:style style:name="P27" style:parent-style-name="Standard" style:family="paragraph">
      <style:paragraph-properties fo:text-align="justify" fo:line-height="115%"/>
    </style:style>
    <style:style style:name="P28" style:parent-style-name="Standard" style:family="paragraph">
      <style:paragraph-properties fo:text-align="justify" fo:line-height="115%"/>
    </style:style>
    <style:style style:name="P29" style:parent-style-name="Standard" style:family="paragraph">
      <style:paragraph-properties fo:text-align="justify" fo:line-height="115%"/>
    </style:style>
    <style:style style:name="P30" style:parent-style-name="Standard" style:family="paragraph">
      <style:paragraph-properties fo:text-align="justify" fo:line-height="115%"/>
    </style:style>
    <style:style style:name="P31" style:parent-style-name="Standard" style:family="paragraph">
      <style:paragraph-properties fo:text-align="justify" fo:line-height="115%"/>
    </style:style>
    <style:style style:name="P32" style:parent-style-name="Standard" style:family="paragraph">
      <style:paragraph-properties fo:text-align="justify" fo:line-height="115%"/>
    </style:style>
    <style:style style:name="P33" style:parent-style-name="Standard" style:family="paragraph">
      <style:paragraph-properties fo:text-align="justify" fo:line-height="115%"/>
    </style:style>
    <style:style style:name="P34" style:parent-style-name="Standard" style:family="paragraph">
      <style:paragraph-properties fo:text-align="justify" fo:line-height="115%"/>
    </style:style>
    <style:style style:name="P35" style:parent-style-name="Standard" style:family="paragraph">
      <style:paragraph-properties fo:text-align="justify" fo:line-height="115%"/>
    </style:style>
    <style:style style:name="P36" style:parent-style-name="Standard" style:family="paragraph">
      <style:paragraph-properties fo:text-align="justify" fo:line-height="115%"/>
    </style:style>
    <style:style style:name="P37" style:parent-style-name="Standard" style:family="paragraph">
      <style:paragraph-properties fo:text-align="justify" fo:line-height="115%"/>
    </style:style>
    <style:style style:name="P38" style:parent-style-name="Standard" style:family="paragraph">
      <style:paragraph-properties fo:text-align="justify" fo:line-height="115%"/>
    </style:style>
    <style:style style:name="P39" style:parent-style-name="Standard" style:family="paragraph">
      <style:paragraph-properties fo:text-align="justify" fo:line-height="115%"/>
    </style:style>
    <style:style style:name="P40" style:parent-style-name="Standard" style:family="paragraph">
      <style:paragraph-properties fo:text-align="justify" fo:line-height="115%"/>
    </style:style>
    <style:style style:name="P41" style:parent-style-name="Standard" style:family="paragraph">
      <style:paragraph-properties fo:text-align="justify" fo:line-height="115%"/>
    </style:style>
    <style:style style:name="P42" style:parent-style-name="Standard" style:family="paragraph">
      <style:paragraph-properties fo:text-align="justify" fo:line-height="115%"/>
    </style:style>
    <style:style style:name="P43" style:parent-style-name="Standard" style:family="paragraph">
      <style:paragraph-properties fo:text-align="justify" fo:line-height="115%"/>
    </style:style>
    <style:style style:name="P44" style:parent-style-name="Standard" style:family="paragraph">
      <style:paragraph-properties fo:text-align="justify" fo:line-height="115%"/>
    </style:style>
    <style:style style:name="P45" style:parent-style-name="Standard" style:family="paragraph">
      <style:paragraph-properties fo:text-align="justify" style:line-height-at-least="0.1388in"/>
    </style:style>
    <style:style style:name="P46" style:parent-style-name="Standard" style:family="paragraph">
      <style:paragraph-properties fo:text-align="justify" style:line-height-at-least="0.1388in"/>
    </style:style>
    <style:style style:name="P47" style:parent-style-name="Standard" style:family="paragraph">
      <style:paragraph-properties fo:text-align="justify" style:line-height-at-least="0.1388in"/>
    </style:style>
    <style:style style:name="P48" style:parent-style-name="Standard" style:family="paragraph">
      <style:paragraph-properties fo:text-align="justify" style:line-height-at-least="0.1388in"/>
    </style:style>
    <style:style style:name="P49" style:parent-style-name="Standard" style:family="paragraph">
      <style:paragraph-properties fo:text-align="justify" style:line-height-at-least="0.1388in"/>
    </style:style>
    <style:style style:name="P50" style:parent-style-name="Standard" style:family="paragraph">
      <style:paragraph-properties fo:text-align="justify" style:line-height-at-least="0.1388in"/>
    </style:style>
    <style:style style:name="P51" style:parent-style-name="Standard" style:family="paragraph">
      <style:paragraph-properties fo:text-align="justify" style:line-height-at-least="0.1388in"/>
    </style:style>
    <style:style style:name="P52" style:parent-style-name="Standard" style:family="paragraph">
      <style:paragraph-properties fo:text-align="justify"/>
    </style:style>
    <style:style style:name="P53" style:parent-style-name="Standard" style:family="paragraph">
      <style:paragraph-properties fo:text-align="justify" style:line-height-at-least="0.1388in"/>
    </style:style>
    <style:style style:name="P54" style:parent-style-name="Standard" style:family="paragraph">
      <style:paragraph-properties fo:text-align="justify" style:line-height-at-least="0.1388in"/>
    </style:style>
    <style:style style:name="P55" style:parent-style-name="Standard" style:family="paragraph">
      <style:paragraph-properties fo:text-align="justify" style:line-height-at-least="0.1388in"/>
    </style:style>
    <style:style style:name="P56" style:parent-style-name="Standard" style:family="paragraph">
      <style:paragraph-properties fo:text-align="justify"/>
    </style:style>
    <style:style style:name="P57" style:parent-style-name="Standard" style:family="paragraph">
      <style:paragraph-properties fo:text-align="justify" style:line-height-at-least="0.1388in"/>
    </style:style>
    <style:style style:name="P58" style:parent-style-name="Standard" style:family="paragraph">
      <style:paragraph-properties fo:text-align="justify" style:line-height-at-least="0.1388in"/>
    </style:style>
    <style:style style:name="P59" style:parent-style-name="Standard" style:family="paragraph">
      <style:paragraph-properties fo:text-align="justify" style:line-height-at-least="0.1388in"/>
    </style:style>
    <style:style style:name="P60" style:parent-style-name="Standard" style:family="paragraph">
      <style:paragraph-properties fo:text-align="justify" style:line-height-at-least="0.1388in"/>
    </style:style>
    <style:style style:name="P61" style:parent-style-name="Standard" style:family="paragraph">
      <style:paragraph-properties fo:text-align="justify" style:line-height-at-least="0.1388in"/>
    </style:style>
    <style:style style:name="P62" style:parent-style-name="Standard" style:family="paragraph">
      <style:paragraph-properties fo:text-align="justify" style:line-height-at-least="0.1388in"/>
    </style:style>
    <style:style style:name="P63" style:parent-style-name="Standard" style:family="paragraph">
      <style:paragraph-properties fo:text-align="justify" style:line-height-at-least="0.1388in"/>
    </style:style>
    <style:style style:name="P64" style:parent-style-name="Standard" style:family="paragraph">
      <style:paragraph-properties fo:text-align="justify" style:line-height-at-least="0.1388in"/>
    </style:style>
    <style:style style:name="P65" style:parent-style-name="Standard" style:family="paragraph">
      <style:paragraph-properties fo:text-align="justify" style:line-height-at-least="0.1388in"/>
    </style:style>
    <style:style style:name="P66" style:parent-style-name="Standard" style:family="paragraph">
      <style:paragraph-properties fo:text-align="justify" style:line-height-at-least="0.1388in"/>
    </style:style>
    <style:style style:name="P67" style:parent-style-name="Standard" style:family="paragraph">
      <style:paragraph-properties fo:text-align="justify" style:line-height-at-least="0.1388in"/>
    </style:style>
    <style:style style:name="P68" style:parent-style-name="Standard" style:family="paragraph">
      <style:paragraph-properties fo:text-align="justify" style:line-height-at-least="0.1388in"/>
    </style:style>
    <style:style style:name="P69" style:parent-style-name="Standard" style:family="paragraph">
      <style:paragraph-properties fo:text-align="justify" style:line-height-at-least="0.1388in"/>
    </style:style>
    <style:style style:name="P70" style:parent-style-name="Standard" style:family="paragraph">
      <style:paragraph-properties fo:text-align="justify" style:line-height-at-least="0.1388in"/>
    </style:style>
    <style:style style:name="P71" style:parent-style-name="Standard" style:family="paragraph">
      <style:paragraph-properties fo:text-align="justify" style:line-height-at-least="0.1388in"/>
    </style:style>
    <style:style style:name="P72" style:parent-style-name="Standard" style:family="paragraph">
      <style:paragraph-properties fo:text-align="justify" style:line-height-at-least="0.1388in"/>
    </style:style>
    <style:style style:name="P73" style:parent-style-name="Standard" style:family="paragraph">
      <style:paragraph-properties fo:text-align="justify" style:line-height-at-least="0.1388in"/>
    </style:style>
    <style:style style:name="P74" style:parent-style-name="Standard" style:family="paragraph">
      <style:paragraph-properties fo:text-align="justify" style:line-height-at-least="0.1388in"/>
    </style:style>
    <style:style style:name="P75" style:parent-style-name="Standard" style:family="paragraph">
      <style:paragraph-properties fo:text-align="justify" style:line-height-at-least="0.1388in"/>
    </style:style>
    <style:style style:name="P76" style:parent-style-name="Standard" style:family="paragraph">
      <style:paragraph-properties fo:text-align="justify" style:line-height-at-least="0.1388in"/>
    </style:style>
    <style:style style:name="P77" style:parent-style-name="Standard" style:family="paragraph">
      <style:paragraph-properties fo:text-align="justify" style:line-height-at-least="0.1388in"/>
    </style:style>
    <style:style style:name="P78" style:parent-style-name="Standard" style:family="paragraph">
      <style:paragraph-properties fo:text-align="justify" style:line-height-at-least="0.1388in"/>
    </style:style>
    <style:style style:name="P79" style:parent-style-name="Standard" style:family="paragraph">
      <style:paragraph-properties fo:text-align="justify" style:line-height-at-least="0.1388in"/>
    </style:style>
    <style:style style:name="P80" style:parent-style-name="Standard" style:family="paragraph">
      <style:paragraph-properties fo:text-align="justify" style:line-height-at-least="0.1388in"/>
    </style:style>
    <style:style style:name="P81" style:parent-style-name="Standard" style:family="paragraph">
      <style:paragraph-properties fo:text-align="justify" style:line-height-at-least="0.1388in"/>
    </style:style>
    <style:style style:name="P82" style:parent-style-name="Standard" style:family="paragraph">
      <style:paragraph-properties fo:text-align="justify" style:line-height-at-least="0.1388in"/>
    </style:style>
    <style:style style:name="P83" style:parent-style-name="Standard" style:family="paragraph">
      <style:paragraph-properties fo:text-align="justify" style:line-height-at-least="0.1388in"/>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office:automatic-styles>
  <office:body>
    <office:text text:use-soft-page-breaks="true">
      <text:p text:style-name="P1">Text from video tutorial</text:p>
      <text:p text:style-name="P2"/>
      <text:p text:style-name="P3">Part 1 - Server</text:p>
      <text:p text:style-name="P4"/>
      <text:p text:style-name="P5">To model our robotic cell, we started from the FIWARE plant model shown here. We followed the suggested hierarchy, but in a simpler model, adapted to our specific situation.</text:p>
      <text:p text:style-name="P6"/>
      <text:p text:style-name="P7">We set up a simplified model, having one site, one area, one workstation, and two units. Physically there is one robotic cell performing part welding and polishing. You can see this in the schema. The two units are rather logical units, used to manage the data in the <text:s/>welding and the polishing operations.</text:p>
      <text:p text:style-name="P8"/>
      <text:p text:style-name="P9">Let’s now see how we configured our environment based on this simplified model.</text:p>
      <text:p text:style-name="P10"/>
      <text:p text:style-name="P11">Our setup is like this: we have a virtual machine, running Ubuntu, on which we installed the local RAMP stack. After building and configuring it, we deployed it into production, actually on a virtual machine server, and made it available in the local network.</text:p>
      <text:p text:style-name="P12"/>
      <text:p text:style-name="P13">We will now work on the prototype virtual machine, the same as the one running in production, but we’ll run it locally.</text:p>
      <text:p text:style-name="P14"/>
      <text:p text:style-name="P15">We’ll now start the framework, and then work with it by issuing commands from this computer that hosts it.</text:p>
      <text:p text:style-name="P16"/>
      <text:p text:style-name="P17">Now, on the context broker virtual machine, we’ll start with a blank slate. We cleaned up all the previous assets in the context broker.</text:p>
      <text:p text:style-name="P18">As we can see in the browser, for entities we have a blank page for now.</text:p>
      <text:p text:style-name="P19"/>
      <text:p text:style-name="P20">To create the assets, we’ll now use direct curl commands. We intend to automate this, in the future, by using scripts and a software tool.</text:p>
      <text:p text:style-name="P21"/>
      <text:p text:style-name="P22">We’ll now open a browser window also in the virtual machine, to see how assets get created. For now, the same empty page is visible on the virtual machine also, as there are no entities in there yet.</text:p>
      <text:p text:style-name="P23"/>
      <text:p text:style-name="P24">To make things easy, we created a document to keep all the commands in one place, and we have just to replace the virtual machine ip address in the command templates.</text:p>
      <text:p text:style-name="P25">The commands are in a Writer window, so we’ll just copy them from there into the terminal.</text:p>
      <text:p text:style-name="P26"/>
      <text:p text:style-name="P27">Let’s create now the first asset – the site. After typing the curl command, we’ll refresh the browser in the virtual machine. You’ll see the entity has been created.</text:p>
      <text:p text:style-name="P28"/>
      <text:p text:style-name="P29">Now the area, the workstation, including its state, and the two units.</text:p>
      <text:p text:style-name="P30"/>
      <text:p text:style-name="P31">That’s it, we have our entire model created.</text:p>
      <text:p text:style-name="P32"/>
      <text:p text:style-name="P33">Workstation states change over time within the process, so we use this http request to manage them. The possible states are IDLE, STARTING, RUNNING, STANDBY, STOPPING, or ERROR.</text:p>
      <text:p text:style-name="P34"/>
      <text:p text:style-name="P35">We initially created the workstation with the default state STOPPED. Here is an example of how its state is changed to STARTING.</text:p>
      <text:p text:style-name="P36"/>
      <text:p text:style-name="P37">As a side remark, while producing this video we had to reboot the virtual machine some times, as such its ip address changed. This is also the case now, with workstation state management.</text:p>
      <text:p text:style-name="P38"/>
      <text:p text:style-name="P39">And now, let’s change the workstation state from STARTING to RUNNING.</text:p>
      <text:p text:style-name="P40"/>
      <text:p text:style-name="P41">Allright, that was it with the setup. Let’s now discuss about time series data.</text:p>
      <text:p text:style-name="P42"/>
      <text:p text:style-name="P43">In our current setup, we used Quantumleap directly to persist TimeSeries data. To do this, our broker creates a subscription for the workstation to Quantumleap and then posts data directly. To create the subscription, we used the command you see here.</text:p>
      <text:p text:style-name="P44"/>
      <text:p text:style-name="P45">The parameters are as follows:</text:p>
      <text:p text:style-name="P46">a counter for good parts;</text:p>
      <text:p text:style-name="P47">a counter for an outcome with a „non-compliant“ part;</text:p>
      <text:p text:style-name="P48">the new workstation state;</text:p>
      <text:p text:style-name="P49">mode time auto, manual, initialization, changing, stop -</text:p>
      <text:p text:style-name="P50">representing the time of the just completed operation;</text:p>
      <text:p text:style-name="P51">and a supplementary text message to clarify the outcome of the completed operation.</text:p>
      <text:p text:style-name="P52"/>
      <text:p text:style-name="P53">In this example, the broker uses this command here to insert into Quantumleap the information that the workstation is starting (from OFF it goes to STANDBY).</text:p>
      <text:p text:style-name="P54"/>
      <text:p text:style-name="P55">Surprisingly, we got an error about the notification not being processed. A little investigation showed that we nearly ran out of disk space on the virtual machine. After fixing this, the insert command performed correctly.</text:p>
      <text:p text:style-name="P56"/>
      <text:p text:style-name="P57">Here is an example of what is persisted when an operation on a part is started.</text:p>
      <text:p text:style-name="P58">Our broker creates also a „unit“ subscription to Quantumleap and then posts time series data related to parts – actually, the operation performed on the part. Here we show how the unit subscription was created.</text:p>
      <text:p text:style-name="P59"/>
      <text:p text:style-name="P60">The attribute meaning is as follows:</text:p>
      <text:p text:style-name="P61">"part id" is the part identifier;</text:p>
      <text:p text:style-name="P62">"ref id" is an internal reference identifier;</text:p>
      <text:p text:style-name="P63">"part status" marks if the part is compliant or not;</text:p>
      <text:p text:style-name="P64">"part cycle tume" is operation time</text:p>
      <text:p text:style-name="P65">"weld length" is the length of welding in millimeters</text:p>
      <text:p text:style-name="P66">"weld time is the time in seconds needed for the welding</text:p>
      <text:p text:style-name="P67">polish length is the length of polishing, in millimeters</text:p>
      <text:p text:style-name="P68">polish time is the time needed for the polishing.</text:p>
      <text:p text:style-name="P69"/>
      <text:p text:style-name="P70">Here is an example of persisting information on the outcome of processing a part.</text:p>
      <text:p text:style-name="P71">You can see the values: the part id, the reference id, the part status – good – we assumed that the operation went fine, and so forth.</text:p>
      <text:p text:style-name="P72">This data is actually being automatically sent by a specific module of the rose a p application.</text:p>
      <text:p text:style-name="P73"/>
      <text:soft-page-break/>
      <text:p text:style-name="P74">The data gets persisted in Crate – what you see here is the new row stored in the unit table.</text:p>
      <text:p text:style-name="P75"/>
      <text:p text:style-name="P76"/>
      <text:p text:style-name="P77"/>
      <text:p text:style-name="P78">To conclude this video section, we’ll show the cleanup commands used to remove subscriptions and entities. This is very useful during test and setup stages, to allow one to start again with a clean slate.</text:p>
      <text:p text:style-name="P79"/>
      <text:p text:style-name="P80">You can see the command templates in the tutorial file. Subscriptions get removed by their subscription-ID, and assets by their asset-id.</text:p>
      <text:p text:style-name="P81"/>
      <text:p text:style-name="P82">Let’s now clean everything up.</text:p>
      <text:p text:style-name="P83"/>
      <text:p text:style-name="P84">Part 2 – Broker and PLC configuration</text:p>
      <text:p text:style-name="P85"/>
      <text:p text:style-name="P86">We will start by going into GitHub. Here we will go into and download the files under the API. We can find one data block export and the inno underscore Broker software. Also, there is a detailed instruction on how to use the application.<text:s/></text:p>
      <text:p text:style-name="P87">After we have our files downloaded, we can start by going into the PLC software and import the data block structure.<text:s/></text:p>
      <text:p text:style-name="P88">In our case for Tia Portal, we use external source files. Click on Add New external file and then select our data block. Right click and select Generate blocks from Source. After this, we need to set up our PLC configuration in order to accept the communication via S7 them.<text:s/></text:p>
      <text:p text:style-name="P89">First, we need an IP address. Please note this down because we will use it later on. We also need to set up the protection to full access and check the permit access with put getcommunication from remote partner.<text:s/></text:p>
      <text:p text:style-name="P90">Now let's check the imported data block. Here we can see there is a trig signal for communication purposes between the PLC and our Rose API. The structure is similar to what we have built previously by having an area workstation and a unit placeholder for flexibility.<text:s/></text:p>
      <text:p text:style-name="P91">There we used a placeholder for the attribute name and value for both workstation type and unit type. There is also a dedicated name field which we will get on a bit later.Next we will access our server via VPN on the web browser by typing the IP address and port number like shown here. From here we will note down the name of the created workstation and units available for us.Those exact names are used from the PLC side and popular at the name fields. This fields are used as a reference in our software.<text:s/></text:p>
      <text:p text:style-name="P92">Now we want to check under the subscriptions the name of the attributes for each workstation used and then populate them in the PLC under the name attribute. Placeholder, <text:s/>there are two different types of placeholders. One is dedicated for number values only no and the other one, called TXT, is for string related value years. Next, we will do the same for the units. As you already noticed, the attributes for example, numbers no underscore name starting at one will correspond to the no underscore value of the attribute value starting at one.<text:s/></text:p>
      <text:p text:style-name="P93">Next we will open the INNO_broker app that we downloaded on our desktop. While opening for the first time the app, an error pops up saying that the IP address setup is not correct. On the GUI of the INNO_broker app. There are two sections on for working station Name, Placeholders and Values and another one for Unit Name, Placeholders and values. On the lower part, we can notice a connect button, a settings button and a logs button for easy access to error logs. Connect is used to create a connection with the PLC. You in the settings page. We can set up the IP of the PLC we noted down previously. Server IP address, server port number used.<text:s/></text:p>
      <text:p text:style-name="P94">The data block number is found in the TIA software. The workstation ID and unit ID. We can get this from the web page opened previously under ID for each of the workstation and unit.<text:s/></text:p>
      <text:p text:style-name="P95">After we have finished setting up the app. We can now hit the connect button and the fields are populated with data from the PLC. On the right side there is a marked indicating the connection status and the trigger command number used as a test, we will simulate a change state for the working<text:s/><text:soft-page-break/>station from idle to starting. This is achieved on the PLC level side by modifying the trig signal value according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svg:font-family="Noto Sans" style:font-family-generic="swiss" style:font-pitch="variable"/>
    <style:font-face style:name="DejaVu Sans" svg:font-family="DejaVu Sans" style:font-family-generic="system" style:font-pitch="variable"/>
    <style:font-face style:name="Lato" svg:font-family="Lato" style:font-family-generic="swiss" style:font-pitch="variable"/>
    <style:font-face style:name="OpenSymbol, 'Arial Unicode MS'" svg:font-family="OpenSymbol, 'Arial Unicode MS'" style:font-family-generic="roman" style:font-pitch="variable"/>
    <style:font-face style:name="Liberation Mono" svg:font-family="Liberation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bjektohneFüllung" style:display-name="Objekt ohne Füllung" style:family="paragraph" style:parent-style-name="Standard">
      <style:paragraph-properties style:line-height-at-least="0.1388in"/>
      <style:text-properties style:font-name="Lohit Hindi" style:font-name-asian="Lohit Hindi" fo:font-size="18pt" style:font-size-asian="18pt" fo:hyphenate="false"/>
    </style:style>
    <style:style style:name="ObjektohneFüllungundLinie" style:display-name="Objekt ohne Füllung und Linie" style:family="paragraph" style:parent-style-name="Standard">
      <style:paragraph-properties style:line-height-at-least="0.1388in"/>
      <style:text-properties style:font-name="Lohit Hindi" style:font-name-asian="Lohit Hindi" fo:font-size="18pt" style:font-size-asian="18pt"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elA4" style:display-name="Titel A4" style:family="paragraph" style:parent-style-name="A4">
      <style:text-properties fo:font-size="44pt" style:font-size-asian="44pt" fo:hyphenate="false"/>
    </style:style>
    <style:style style:name="ÜberschriftA4" style:display-name="Überschrift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8pt" style:font-size-asian="48pt" fo:hyphenate="false"/>
    </style:style>
    <style:style style:name="TitelA0" style:display-name="Titel A0" style:family="paragraph" style:parent-style-name="A0">
      <style:text-properties fo:font-size="96pt" style:font-size-asian="96pt" fo:hyphenate="false"/>
    </style:style>
    <style:style style:name="ÜberschriftA0" style:display-name="Überschrift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fik" style:display-name="Grafik" style:family="paragraph">
      <style:text-properties style:font-name="Liberation Sans" style:font-name-asian="DejaVu Sans" style:font-name-complex="Lato" fo:font-size="18pt" style:font-size-asian="18pt" fo:hyphenate="false"/>
    </style:style>
    <style:style style:name="Formen" style:display-name="Formen" style:family="paragraph" style:parent-style-name="Grafik">
      <style:text-properties style:font-name-asian="Liberation Sans" style:font-name-complex="Liberation Sans" fo:font-weight="bold" style:font-weight-asian="bold" fo:font-size="14pt" style:font-size-asian="14pt" fo:hyphenate="false"/>
    </style:style>
    <style:style style:name="Ausgefüllt" style:display-name="Ausgefüllt" style:family="paragraph" style:parent-style-name="Formen">
      <style:text-properties fo:hyphenate="false"/>
    </style:style>
    <style:style style:name="Ausgefülltblau" style:display-name="Ausgefüllt blau" style:family="paragraph" style:parent-style-name="Ausgefüllt">
      <style:text-properties fo:color="#FFFFFF" fo:hyphenate="false"/>
    </style:style>
    <style:style style:name="Ausgefülltgrün" style:display-name="Ausgefüllt grün" style:family="paragraph" style:parent-style-name="Ausgefüllt">
      <style:text-properties fo:color="#FFFFFF" fo:hyphenate="false"/>
    </style:style>
    <style:style style:name="Ausgefülltrot" style:display-name="Ausgefüllt rot" style:family="paragraph" style:parent-style-name="Ausgefüllt">
      <style:text-properties fo:color="#FFFFFF" fo:hyphenate="false"/>
    </style:style>
    <style:style style:name="Ausgefülltgelb" style:display-name="Ausgefüllt gelb" style:family="paragraph" style:parent-style-name="Ausgefüllt">
      <style:text-properties fo:color="#FFFFFF" fo:hyphenate="false"/>
    </style:style>
    <style:style style:name="Umrandet" style:display-name="Umrandet" style:family="paragraph" style:parent-style-name="Formen">
      <style:text-properties fo:hyphenate="false"/>
    </style:style>
    <style:style style:name="Umrandetblau" style:display-name="Umrandet blau" style:family="paragraph" style:parent-style-name="Umrandet">
      <style:text-properties fo:color="#355269" fo:hyphenate="false"/>
    </style:style>
    <style:style style:name="Umrandetgrün" style:display-name="Umrandet grün" style:family="paragraph" style:parent-style-name="Umrandet">
      <style:text-properties fo:color="#127622" fo:hyphenate="false"/>
    </style:style>
    <style:style style:name="Umrandetrot" style:display-name="Umrandet rot" style:family="paragraph" style:parent-style-name="Umrandet">
      <style:text-properties fo:color="#C9211E" fo:hyphenate="false"/>
    </style:style>
    <style:style style:name="Umrandetgelb" style:display-name="Umrandet gelb" style:family="paragraph" style:parent-style-name="Umrandet">
      <style:text-properties fo:color="#B47804" fo:hyphenate="false"/>
    </style:style>
    <style:style style:name="Linien" style:display-name="Linien" style:family="paragraph" style:parent-style-name="Grafik">
      <style:text-properties style:font-name-asian="Liberation Sans" style:font-name-complex="Liberation Sans" fo:hyphenate="false"/>
    </style:style>
    <style:style style:name="Pfeillinie" style:display-name="Pfeillinie" style:family="paragraph" style:parent-style-name="Linien">
      <style:text-properties fo:hyphenate="false"/>
    </style:style>
    <style:style style:name="GestrichelteLinie" style:display-name="Gestrichelte Linie" style:family="paragraph" style:parent-style-name="Linien">
      <style:text-properties fo:hyphenate="false"/>
    </style:style>
    <style:style style:name="StandardLTGliederung1" style:display-name="Standard~LT~Gliederung 1" style:family="paragraph">
      <style:paragraph-properties fo:margin-top="0.1965in"/>
      <style:text-properties style:font-name="Lohit Hindi" style:font-name-asian="DejaVu Sans" style:font-name-complex="Lato" fo:font-size="32pt" style:font-size-asian="32pt" fo:hyphenate="false"/>
    </style:style>
    <style:style style:name="StandardLTGliederung2" style:display-name="Standard~LT~Gliederung 2" style:family="paragraph" style:parent-style-name="StandardLTGliederung1">
      <style:paragraph-properties fo:margin-top="0.1576in"/>
      <style:text-properties style:font-name-asian="Lohit Hindi" style:font-name-complex="Lohit Hindi"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Lohit Hindi" style:font-name-asian="DejaVu Sans" style:font-name-complex="Lato" fo:font-size="44pt" style:font-size-asian="44pt" fo:hyphenate="false"/>
    </style:style>
    <style:style style:name="StandardLTUntertitel" style:display-name="Standard~LT~Untertitel" style:family="paragraph">
      <style:paragraph-properties fo:text-align="center"/>
      <style:text-properties style:font-name="Lohit Hindi" style:font-name-asian="DejaVu Sans" style:font-name-complex="Lato"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Lohit Hindi" style:font-name-asian="DejaVu Sans" style:font-name-complex="Lato" fo:font-size="20pt" style:font-size-asian="20pt" fo:hyphenate="false"/>
    </style:style>
    <style:style style:name="StandardLTHintergrundobjekte" style:display-name="Standard~LT~Hintergrundobjekte" style:family="paragraph">
      <style:text-properties style:font-name-asian="DejaVu Sans" style:font-name-complex="Lato" fo:hyphenate="false"/>
    </style:style>
    <style:style style:name="StandardLTHintergrund" style:display-name="Standard~LT~Hintergrund" style:family="paragraph">
      <style:text-properties style:font-name-asian="DejaVu Sans" style:font-name-complex="Lato" fo:hyphenate="false"/>
    </style:style>
    <style:style style:name="default" style:display-name="default" style:family="paragraph">
      <style:paragraph-properties style:line-height-at-least="0.1388in"/>
      <style:text-properties style:font-name="Lohit Hindi" style:font-name-asian="DejaVu Sans" style:font-name-complex="Lato" fo:font-size="18pt" style:font-size-asian="18pt" fo:hyphenate="false"/>
    </style:style>
    <style:style style:name="gray1" style:display-name="gray1" style:family="paragraph" style:parent-style-name="default">
      <style:text-properties style:font-name-asian="Lohit Hindi" style:font-name-complex="Lohit Hindi" fo:hyphenate="false"/>
    </style:style>
    <style:style style:name="gray2" style:display-name="gray2" style:family="paragraph" style:parent-style-name="default">
      <style:text-properties style:font-name-asian="Lohit Hindi" style:font-name-complex="Lohit Hindi" fo:hyphenate="false"/>
    </style:style>
    <style:style style:name="gray3" style:display-name="gray3" style:family="paragraph" style:parent-style-name="default">
      <style:text-properties style:font-name-asian="Lohit Hindi" style:font-name-complex="Lohit Hindi" fo:hyphenate="false"/>
    </style:style>
    <style:style style:name="bw1" style:display-name="bw1" style:family="paragraph" style:parent-style-name="default">
      <style:text-properties style:font-name-asian="Lohit Hindi" style:font-name-complex="Lohit Hindi" fo:hyphenate="false"/>
    </style:style>
    <style:style style:name="bw2" style:display-name="bw2" style:family="paragraph" style:parent-style-name="default">
      <style:text-properties style:font-name-asian="Lohit Hindi" style:font-name-complex="Lohit Hindi" fo:hyphenate="false"/>
    </style:style>
    <style:style style:name="bw3" style:display-name="bw3" style:family="paragraph" style:parent-style-name="default">
      <style:text-properties style:font-name-asian="Lohit Hindi" style:font-name-complex="Lohit Hindi" fo:hyphenate="false"/>
    </style:style>
    <style:style style:name="orange1" style:display-name="orange1" style:family="paragraph" style:parent-style-name="default">
      <style:text-properties style:font-name-asian="Lohit Hindi" style:font-name-complex="Lohit Hindi" fo:hyphenate="false"/>
    </style:style>
    <style:style style:name="orange2" style:display-name="orange2" style:family="paragraph" style:parent-style-name="default">
      <style:text-properties style:font-name-asian="Lohit Hindi" style:font-name-complex="Lohit Hindi" fo:hyphenate="false"/>
    </style:style>
    <style:style style:name="orange3" style:display-name="orange3" style:family="paragraph" style:parent-style-name="default">
      <style:text-properties style:font-name-asian="Lohit Hindi" style:font-name-complex="Lohit Hindi" fo:hyphenate="false"/>
    </style:style>
    <style:style style:name="turquoise1" style:display-name="turquoise1" style:family="paragraph" style:parent-style-name="default">
      <style:text-properties style:font-name-asian="Lohit Hindi" style:font-name-complex="Lohit Hindi" fo:hyphenate="false"/>
    </style:style>
    <style:style style:name="turquoise2" style:display-name="turquoise2" style:family="paragraph" style:parent-style-name="default">
      <style:text-properties style:font-name-asian="Lohit Hindi" style:font-name-complex="Lohit Hindi" fo:hyphenate="false"/>
    </style:style>
    <style:style style:name="turquoise3" style:display-name="turquoise3" style:family="paragraph" style:parent-style-name="default">
      <style:text-properties style:font-name-asian="Lohit Hindi" style:font-name-complex="Lohit Hindi" fo:hyphenate="false"/>
    </style:style>
    <style:style style:name="blue1" style:display-name="blue1" style:family="paragraph" style:parent-style-name="default">
      <style:text-properties style:font-name-asian="Lohit Hindi" style:font-name-complex="Lohit Hindi" fo:hyphenate="false"/>
    </style:style>
    <style:style style:name="blue2" style:display-name="blue2" style:family="paragraph" style:parent-style-name="default">
      <style:text-properties style:font-name-asian="Lohit Hindi" style:font-name-complex="Lohit Hindi" fo:hyphenate="false"/>
    </style:style>
    <style:style style:name="blue3" style:display-name="blue3" style:family="paragraph" style:parent-style-name="default">
      <style:text-properties style:font-name-asian="Lohit Hindi" style:font-name-complex="Lohit Hindi" fo:hyphenate="false"/>
    </style:style>
    <style:style style:name="sun1" style:display-name="sun1" style:family="paragraph" style:parent-style-name="default">
      <style:text-properties style:font-name-asian="Lohit Hindi" style:font-name-complex="Lohit Hindi" fo:hyphenate="false"/>
    </style:style>
    <style:style style:name="sun2" style:display-name="sun2" style:family="paragraph" style:parent-style-name="default">
      <style:text-properties style:font-name-asian="Lohit Hindi" style:font-name-complex="Lohit Hindi" fo:hyphenate="false"/>
    </style:style>
    <style:style style:name="sun3" style:display-name="sun3" style:family="paragraph" style:parent-style-name="default">
      <style:text-properties style:font-name-asian="Lohit Hindi" style:font-name-complex="Lohit Hindi" fo:hyphenate="false"/>
    </style:style>
    <style:style style:name="earth1" style:display-name="earth1" style:family="paragraph" style:parent-style-name="default">
      <style:text-properties style:font-name-asian="Lohit Hindi" style:font-name-complex="Lohit Hindi" fo:hyphenate="false"/>
    </style:style>
    <style:style style:name="earth2" style:display-name="earth2" style:family="paragraph" style:parent-style-name="default">
      <style:text-properties style:font-name-asian="Lohit Hindi" style:font-name-complex="Lohit Hindi" fo:hyphenate="false"/>
    </style:style>
    <style:style style:name="earth3" style:display-name="earth3" style:family="paragraph" style:parent-style-name="default">
      <style:text-properties style:font-name-asian="Lohit Hindi" style:font-name-complex="Lohit Hindi" fo:hyphenate="false"/>
    </style:style>
    <style:style style:name="green1" style:display-name="green1" style:family="paragraph" style:parent-style-name="default">
      <style:text-properties style:font-name-asian="Lohit Hindi" style:font-name-complex="Lohit Hindi" fo:hyphenate="false"/>
    </style:style>
    <style:style style:name="green2" style:display-name="green2" style:family="paragraph" style:parent-style-name="default">
      <style:text-properties style:font-name-asian="Lohit Hindi" style:font-name-complex="Lohit Hindi" fo:hyphenate="false"/>
    </style:style>
    <style:style style:name="green3" style:display-name="green3" style:family="paragraph" style:parent-style-name="default">
      <style:text-properties style:font-name-asian="Lohit Hindi" style:font-name-complex="Lohit Hindi" fo:hyphenate="false"/>
    </style:style>
    <style:style style:name="seetang1" style:display-name="seetang1" style:family="paragraph" style:parent-style-name="default">
      <style:text-properties style:font-name-asian="Lohit Hindi" style:font-name-complex="Lohit Hindi" fo:hyphenate="false"/>
    </style:style>
    <style:style style:name="seetang2" style:display-name="seetang2" style:family="paragraph" style:parent-style-name="default">
      <style:text-properties style:font-name-asian="Lohit Hindi" style:font-name-complex="Lohit Hindi" fo:hyphenate="false"/>
    </style:style>
    <style:style style:name="seetang3" style:display-name="seetang3" style:family="paragraph" style:parent-style-name="default">
      <style:text-properties style:font-name-asian="Lohit Hindi" style:font-name-complex="Lohit Hindi" fo:hyphenate="false"/>
    </style:style>
    <style:style style:name="lightblue1" style:display-name="lightblue1" style:family="paragraph" style:parent-style-name="default">
      <style:text-properties style:font-name-asian="Lohit Hindi" style:font-name-complex="Lohit Hindi" fo:hyphenate="false"/>
    </style:style>
    <style:style style:name="lightblue2" style:display-name="lightblue2" style:family="paragraph" style:parent-style-name="default">
      <style:text-properties style:font-name-asian="Lohit Hindi" style:font-name-complex="Lohit Hindi" fo:hyphenate="false"/>
    </style:style>
    <style:style style:name="lightblue3" style:display-name="lightblue3" style:family="paragraph" style:parent-style-name="default">
      <style:text-properties style:font-name-asian="Lohit Hindi" style:font-name-complex="Lohit Hindi" fo:hyphenate="false"/>
    </style:style>
    <style:style style:name="yellow1" style:display-name="yellow1" style:family="paragraph" style:parent-style-name="default">
      <style:text-properties style:font-name-asian="Lohit Hindi" style:font-name-complex="Lohit Hindi" fo:hyphenate="false"/>
    </style:style>
    <style:style style:name="yellow2" style:display-name="yellow2" style:family="paragraph" style:parent-style-name="default">
      <style:text-properties style:font-name-asian="Lohit Hindi" style:font-name-complex="Lohit Hindi" fo:hyphenate="false"/>
    </style:style>
    <style:style style:name="yellow3" style:display-name="yellow3" style:family="paragraph" style:parent-style-name="default">
      <style:text-properties style:font-name-asian="Lohit Hindi" style:font-name-complex="Lohit Hindi" fo:hyphenate="false"/>
    </style:style>
    <style:style style:name="Hintergrundobjekte" style:display-name="Hintergrundobjekte" style:family="paragraph">
      <style:text-properties style:font-name-asian="DejaVu Sans" style:font-name-complex="Lato" fo:hyphenate="false"/>
    </style:style>
    <style:style style:name="Hintergrund" style:display-name="Hintergrund" style:family="paragraph">
      <style:text-properties style:font-name-asian="DejaVu Sans" style:font-name-complex="Lato" fo:hyphenate="false"/>
    </style:style>
    <style:style style:name="Notizen" style:display-name="Notizen" style:family="paragraph">
      <style:paragraph-properties fo:margin-left="0.2361in" fo:text-indent="-0.2361in">
        <style:tab-stops/>
      </style:paragraph-properties>
      <style:text-properties style:font-name="Lohit Hindi" style:font-name-asian="DejaVu Sans" style:font-name-complex="Lato" fo:font-size="20pt" style:font-size-asian="20pt" fo:hyphenate="false"/>
    </style:style>
    <style:style style:name="Gliederung1" style:display-name="Gliederung 1" style:family="paragraph">
      <style:paragraph-properties fo:margin-top="0.1965in"/>
      <style:text-properties style:font-name="Lohit Hindi" style:font-name-asian="DejaVu Sans" style:font-name-complex="Lato" fo:font-size="32pt" style:font-size-asian="32pt" fo:hyphenate="false"/>
    </style:style>
    <style:style style:name="Gliederung2" style:display-name="Gliederung 2" style:family="paragraph" style:parent-style-name="Gliederung1">
      <style:paragraph-properties fo:margin-top="0.1576in"/>
      <style:text-properties style:font-name-asian="Lohit Hindi" style:font-name-complex="Lohit Hindi" fo:font-size="28pt" style:font-size-asian="28pt" fo:hyphenate="false"/>
    </style:style>
    <style:style style:name="Gliederung3" style:display-name="Gliederung 3" style:family="paragraph" style:parent-style-name="Gliederung2">
      <style:paragraph-properties fo:margin-top="0.118in"/>
      <style:text-properties fo:font-size="24pt" style:font-size-asian="24pt" fo:hyphenate="false"/>
    </style:style>
    <style:style style:name="Gliederung4" style:display-name="Gliederung 4" style:family="paragraph" style:parent-style-name="Gliederung3">
      <style:paragraph-properties fo:margin-top="0.0784in"/>
      <style:text-properties fo:font-size="20pt" style:font-size-asian="20pt" fo:hyphenate="false"/>
    </style:style>
    <style:style style:name="Gliederung5" style:display-name="Gliederung 5" style:family="paragraph" style:parent-style-name="Gliederung4">
      <style:paragraph-properties fo:margin-top="0.0395in"/>
      <style:text-properties fo:hyphenate="false"/>
    </style:style>
    <style:style style:name="Gliederung6" style:display-name="Gliederung 6" style:family="paragraph" style:parent-style-name="Gliederung5">
      <style:text-properties fo:hyphenate="false"/>
    </style:style>
    <style:style style:name="Gliederung7" style:display-name="Gliederung 7" style:family="paragraph" style:parent-style-name="Gliederung6">
      <style:text-properties fo:hyphenate="false"/>
    </style:style>
    <style:style style:name="Gliederung8" style:display-name="Gliederung 8" style:family="paragraph" style:parent-style-name="Gliederung7">
      <style:text-properties fo:hyphenate="false"/>
    </style:style>
    <style:style style:name="Gliederung9" style:display-name="Gliederung 9" style:family="paragraph" style:parent-style-name="Gliederung8">
      <style:text-properties fo:hyphenate="false"/>
    </style:style>
    <style:style style:name="Aufzählungszeichen" style:display-name="Aufzählungszeichen" style:family="paragraph">
      <style:text-properties style:font-name="OpenSymbol, 'Arial Unicode MS'" style:font-name-asian="DejaVu Sans" style:font-name-complex="Lato" fo:hyphenate="false"/>
    </style:style>
    <style:style style:name="Internetverknüpfung" style:display-name="Internetverknüpfung" style:family="paragraph">
      <style:text-properties style:font-name-asian="DejaVu Sans" style:font-name-complex="Lato" fo:color="#000080" style:text-underline-type="single" style:text-underline-style="solid" style:text-underline-width="auto" style:text-underline-mode="continuous" fo:hyphenate="false"/>
    </style:style>
    <style:style style:name="Quelltext" style:display-name="Quelltext" style:family="paragraph">
      <style:text-properties style:font-name="Liberation Mono" style:font-name-asian="DejaVu Sans" style:font-name-complex="Lato" fo:hyphenate="false"/>
    </style:style>
    <style:style style:name="dwSource" style:display-name="dwSource" style:family="paragraph">
      <style:text-properties style:font-name="Liberation Mono" style:font-name-asian="DejaVu Sans" style:font-name-complex="Lato" fo:font-size="9pt" style:font-size-asian="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smin IOANES - INNO Robotics SRL</dc:creator>
    <meta:creation-date>2023-04-27T16:58:00Z</meta:creation-date>
    <dc:date>2023-04-28T06:02:00Z</dc:date>
    <meta:template xlink:href="Normal" xlink:type="simple"/>
    <meta:editing-cycles>2</meta:editing-cycles>
    <meta:editing-duration>PT720S</meta:editing-duration>
    <meta:document-statistic meta:page-count="4" meta:paragraph-count="17" meta:word-count="1310" meta:character-count="8763" meta:row-count="62" meta:non-whitespace-character-count="7470"/>
  </office:meta>
</office:document-meta>
</file>